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 (Corps)_x0000_" svg:font-family="'Calibri (Corps)_x0000_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493cm"/>
    </style:style>
    <style:style style:name="co2" style:family="table-column">
      <style:table-column-properties fo:break-before="auto" style:column-width="3.798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282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199cm" fo:break-before="auto" style:use-optimal-row-height="false"/>
    </style:style>
    <style:style style:name="ro5" style:family="table-row">
      <style:table-row-properties style:row-height="1.376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6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2f5597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8faadc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dae3f3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0.026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ce181e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58220" style:diagonal-bl-tr="none" style:diagonal-tl-br="none" fo:border="0.026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3333" style:diagonal-bl-tr="none" style:diagonal-tl-br="none" fo:border="0.026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0.026cm solid #000000" fo:border-right="0.026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26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0.026cm solid #000000" fo:border-right="0.026cm solid #000000" style:rotation-align="none" fo:border-top="0.026cm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2f5597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ackground-color="#8faadc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0.026cm solid #000000" style:rotation-align="non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ce181e"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58220" style:diagonal-bl-tr="none" style:diagonal-tl-br="none" fo:border="0.026cm solid #000000" style:rotation-align="non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0.026cm solid #000000" style:diagonal-bl-tr="none" style:diagonal-tl-br="none" fo:border-left="0.026cm solid #000000" fo:border-right="none" style:rotation-align="none" fo:border-top="0.026cm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0.026cm solid #000000" style:diagonal-bl-tr="none" style:diagonal-tl-br="none" fo:border-left="0.026cm solid #000000" fo:border-right="none" style:rotation-align="none" fo:border-top="0.026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0.026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-ranges="Feuil1.A1:Feuil1.C939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table:number-columns-spanned="3" table:number-rows-spanned="1">
            <text:p>Agriculture, Bois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5"/>Filière bois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 1&amp;2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orêt et bois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Architecture Paysage, Urbanisme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Générale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1&amp;2 Géographie et aménagement 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Géographie et aménagement - Géographie sociale et culturelle 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Géographie et aménagement - Etudes urbaines 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Métiers de l'aménagement du territoire et de l'urbanisme - Assistant chef de projet en aménagement de l'espace</text:p>
          </table:table-cell>
          <table:table-cell table:style-name="ce17" office:value-type="string">
            <text:p>UPEM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 Génie urbain 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Génie urbain <text:s/>- Développement Urbain Durable (DUD) 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Génie urbain <text:s/>- Ingénierie de la Maîtrise d’Œuvre Architecturale et Urbaine (IMOAU) 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1&amp;2 Génie urbain - Management et Ingénierie des Services à l’Environnement (MISE) 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1 Urbanisme et aménagement 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EUP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2 Urbanisme et aménagement - Programmation, projet et management urbain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EUP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2 Urbanisme et aménagement - Développement et Territoires: ressources, politiques et stratégies (DETER) 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EUP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2 Urbanisme et aménagement - Développement urbain intégré : stratégies et projets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EUP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2 Urbanisme et aménagement - Alternatives urbaines, démarches expérimentales et Espaces publics (AUDE)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EUP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2 Urbanisme et aménagement - Habitat et renouvellement urbain (HRU) 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EUP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2 Urbanisme et aménagement - Environnements urbains : stratégies, projets, services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EUP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2 Urbanisme et aménagement - Transport, mobilité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EUP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2 Urbanisme et aménagement - Urbanisme et expertise internationale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EUP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2 Urbanisme et aménagement - Maîtrise d'ouvrage des projets urbains <text:s/>(MOPU) 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EUP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 Génie Civil 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Génie Civil - Mécanique, Matériaux et Structures pour la Construction et les Transports <text:s/>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Génie Civil - Ingénierie de projet en Génie Civil 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Génie Civil - Mécanique des sols, des roches et des ouvrages dans leur environnement 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1&amp;2 Géographie - Espaces, Sociétés, Territoires 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2 Histoire - Diagnostic historique et aménagement urbain </text:p>
          </table:table-cell>
          <table:table-cell table:style-name="ce6" office:value-type="string">
            <text:p>UPEM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Diplômes d'architectur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Diplôme d’études en architecture (DEEA)</text:p>
          </table:table-cell>
          <table:table-cell table:number-columns-repeated="2" table:style-name="ce27" office:value-type="string">
            <text:p>EAV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Diplôme d’État d’architecte (ADE)</text:p>
          </table:table-cell>
          <table:table-cell table:number-columns-repeated="2" table:style-name="ce27" office:value-type="string">
            <text:p>EAV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Diplôme de spécialisation et d’approfondissement en architecture « architecte-urbaniste »</text:p>
          </table:table-cell>
          <table:table-cell table:number-columns-repeated="2" table:style-name="ce27" office:value-type="string">
            <text:p>EAVT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ère spécialisé ®️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astère spécialisé « Photogrammétrie, positionnement et mesure de déformations »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Armée - Sécurité 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5"/>Défense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Ingénieurs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Systèmes électroniques intelligents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Diplôme d’ingénieur en géomatique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3" office:value-type="string" table:number-columns-spanned="3" table:number-rows-spanned="1">
            <text:p><text:s text:c="5"/>Sécurité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Ingénieurs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Cybersécurité des systèmes d’information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Arts - Artisanat - Culture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5"/>Art - Design 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Générale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1 à L3 Arts - Musique et Métiers du Son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1 à L3 Arts - Études Visuelles, Multimédia et Arts Numériques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étiers du design - Design packaging et objet graphiqu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étiers du design - Management de Projets en Communication et Industries Graphiques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Arts, Lettres et Civilisations - Arts numériques et cultures visuelles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Arts, Lettres et Civilisations - Musique et Informatique Musicale (MIM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Arts, Lettres et Civilisations - Création et arts sonores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Arts, Lettres et Civilisations - Musique et Production musical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5"/>Arts du spectacle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Générale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1 à L3 Arts - Cinéma et Audiovisuel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Arts, Lettres et Civilisations - Cinéma et audiovisuel (CAV)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Culture et patrimoine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Guide conférencier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Arts, Lettres et Civilisations - Littérature, Savoirs et Culture Numérique (LSCN) <text:s text:c="2"/>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Mode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étiers de la mod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Assurance - Banque - Finance </text:p>
          </table:table-cell>
          <table:covered-table-cell table:number-columns-repeated="2" table:style-name="ce2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4">
          <table:table-cell table:style-name="ce10" office:value-type="string">
            <text:p>Licence professionnelle Banque assurance, assurance, finance - Chargé de clientèle</text:p>
          </table:table-cell>
          <table:table-cell table:style-name="ce28" office:value-type="string">
            <text:p>CFA Descartes</text:p>
            <text:p>IUT Marne-la-Vallée</text:p>
          </table:table-cell>
          <table:table-cell table:style-name="ce28" office:value-type="string">
            <text:p>CFA Descartes</text:p>
            <text:p>IUT Meaux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29" table:number-columns-repeated="2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 Finance Banque et assurance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Mathématiques et applications - Finance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1&amp;2 Actuariat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Audiovisuel - Information - Communication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Audiovisuel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ystèmes Audiovisuels Numériques</text:p>
          </table:table-cell>
          <table:table-cell table:style-name="ce27" office:value-type="string">
            <text:p>IUT Marne-la-Vallée</text:p>
          </table:table-cell>
          <table:table-cell table:style-name="ce27" office:value-type="string">
            <text:p>IUT Champs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dministration de Réseaux Scéniques</text:p>
          </table:table-cell>
          <table:table-cell table:style-name="ce27" office:value-type="string">
            <text:p>IUT Marne-la-Vallée</text:p>
          </table:table-cell>
          <table:table-cell table:style-name="ce27" office:value-type="string">
            <text:p>IUT Champs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ques du son et de l'image - Gestion de la production audiovisuell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Communication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DUT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12" office:value-type="string">
            <text:p>Métiers du multimédia et de l'internet (MMI)</text:p>
          </table:table-cell>
          <table:table-cell table:style-name="ce30" office:value-type="string">
            <text:p>IUT Marne-la-Vallée</text:p>
          </table:table-cell>
          <table:table-cell table:style-name="ce30" office:value-type="string">
            <text:p>IUT Champs et Meau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Métiers de la Communication : chargé de communication des <text:s/>collectivités territoriales et </text:p>
            <text:p>des associations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Métiers du Tourisme : commercialisation des produits touristiques - Nouvelles technologies de l'Information et de la Communication (NTIC)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14"/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Sciences sociales - Communication des entreprises et médias sociaux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3" office:value-type="string" table:number-columns-spanned="3" table:number-rows-spanned="1">
            <text:p><text:s text:c="4"/>Édition - librairie - bibliothèque 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Générale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Lettres Modernes Appliquées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étiers du livre : édition et commerce du livre - Fabrication du livre imprimé et numériqu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Métiers du livre et de l'édition - Edition Livre papier et numérique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Traduction - interprétation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Générale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1 à L3 Langues, littératures et civilisations étrangères et régionales - Anglais ou Espagnol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1&amp;L2 Langues Etrangères appliquées - Anglais-Allemand ou Anglais-Espagnol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Langues Etrangères appliquées - Anglais-Allemand ou Anglais-Espagnol Traduction spécialisé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Traduction et interprétation - Traduction spécialisée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1" office:value-type="string" table:number-columns-spanned="3" table:number-rows-spanned="1">
            <text:p>Construction durable - Bâtiment et Travaux publics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Bâtiment et travaux publics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DU (Diplôme d'Université)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Compagnon du bâtiment durable</text:p>
          </table:table-cell>
          <table:table-cell table:style-name="ce27" office:value-type="string">
            <text:p>IUT Marne-la-Vallée</text:p>
          </table:table-cell>
          <table:table-cell table:style-name="ce27" office:value-type="string">
            <text:p>IUT Champs</text:p>
          </table:table-cell>
          <table:table-cell table:number-columns-repeated="1021"/>
        </table:table-row>
        <table:table-row table:style-name="ro1">
          <table:table-cell/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DUT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Génie civil - Construction durable</text:p>
          </table:table-cell>
          <table:table-cell table:style-name="ce27" office:value-type="string">
            <text:p>IUT Marne-la-Vallée</text:p>
          </table:table-cell>
          <table:table-cell table:style-name="ce27" office:value-type="string">
            <text:p>IUT Cham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BTS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Géomètre-géomaticien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Métiers de l'aménagement du territoire et de l'urbanisme - Assistant chef de projet en aménagement de l'espac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étiers du BTP : Génie civil et construction - Management de la conduite de travaux en bâtiment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Métiers du BTP : Génie civil et construction - Projeteur en bureau d'études : Dessin, conception, modélisation-BIM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étiers du BTP : Génie civil et construction - Economie de la construction en contexte européen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étiers du BTP : Bâtiment et Construction - Conduite de Chantiers en Bâtiment (Maisons Individuelles)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P Chargé d'affaire en Agencement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 Génie urbain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Génie urbain <text:s/>- Développement Urbain Durable (DUD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Génie urbain - Ingénierie de la Maîtrise d’Œuvre Architecturale et Urbaine (IMOAU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Génie urbain - Management et Ingénierie des Services à l’Environnement (MISE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Droit - Économie - Gestion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Comptabilité - Gestion - Ressources humaines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BTS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Comptabilité gestion (CG) </text:p>
          </table:table-cell>
          <table:table-cell table:number-columns-repeated="2" table:style-name="ce6" office:value-type="string">
            <text:p>CFA Descart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DUT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15" office:value-type="string">
            <text:p>Gestion des entreprises et des administrations - Gestion comptable et financière</text:p>
          </table:table-cell>
          <table:table-cell table:style-name="ce27" office:value-type="string">
            <text:p>IUT Marne-la-Vallée</text:p>
          </table:table-cell>
          <table:table-cell table:style-name="ce27" office:value-type="string">
            <text:p>IUT Meaux</text:p>
          </table:table-cell>
          <table:table-cell table:number-columns-repeated="1021"/>
        </table:table-row>
        <table:table-row table:style-name="ro1">
          <table:table-cell table:style-name="ce15" office:value-type="string">
            <text:p>Gestion des entreprises et des administrations - Gestion des Ressources humaines</text:p>
          </table:table-cell>
          <table:table-cell table:style-name="ce27" office:value-type="string">
            <text:p>IUT Marne-la-Vallée</text:p>
          </table:table-cell>
          <table:table-cell table:style-name="ce27" office:value-type="string">
            <text:p>IUT Meaux</text:p>
          </table:table-cell>
          <table:table-cell table:number-columns-repeated="1021"/>
        </table:table-row>
        <table:table-row table:style-name="ro1">
          <table:table-cell table:style-name="ce15" office:value-type="string">
            <text:p>Gestion des entreprises et des administrations - Gestion et management des organisations</text:p>
          </table:table-cell>
          <table:table-cell table:style-name="ce27" office:value-type="string">
            <text:p>IUT Marne-la-Vallée</text:p>
          </table:table-cell>
          <table:table-cell table:style-name="ce27" office:value-type="string">
            <text:p>IUT Meau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Générale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1&amp;L2 Economie et gestion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Economie et gestion - Gestion des entreprises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Economie et gestion - Économi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Economie et gestion - Management international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Economie et gestion - Comptabilité, contrôle et audit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Economie et gestion - Management commercial et de la relation client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16" table:number-columns-repeated="3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Licence Professionnel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5">
          <table:table-cell table:style-name="ce17" office:value-type="string">
            <text:p>Management opérationnel des entreprises (MOE)</text:p>
          </table:table-cell>
          <table:table-cell table:style-name="ce7" office:value-type="string">
            <text:p>CFA Descartes</text:p>
            <text:p>IUT Marne-la-Vallée</text:p>
          </table:table-cell>
          <table:table-cell table:style-name="ce7" office:value-type="string">
            <text:p>CFA Descartes</text:p>
            <text:p>IUT Meaux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Gestion et pilotage des ressources humaines (GPRH)</text:p>
          </table:table-cell>
          <table:table-cell table:style-name="ce6" office:value-type="string">
            <text:p>IUT Marne-la-Vallée</text:p>
          </table:table-cell>
          <table:table-cell table:style-name="ce6" office:value-type="string">
            <text:p>IUT Champs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gencement - Chargé d'Affaires en Agencement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18" office:value-type="string">
            <text:p>DCG</text:p>
          </table:table-cell>
          <table:table-cell table:style-name="ce18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Diplôme de comptabilité et de gestion (DCG)</text:p>
          </table:table-cell>
          <table:table-cell table:number-columns-repeated="2" table:style-name="ce6" office:value-type="string">
            <text:p>CFA Descartes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18" office:value-type="string">
            <text:p>DSCG</text:p>
          </table:table-cell>
          <table:table-cell table:style-name="ce18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Diplôme supérieur de comptabilité et de gestion (DSCG)</text:p>
          </table:table-cell>
          <table:table-cell table:number-columns-repeated="2" table:style-name="ce6" office:value-type="string">
            <text:p>CFA Descart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 Intelligence économiqu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Intelligence économique - Gestion des Connaissances, Patrimoine Immatériel et Innovation (GCPII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Intelligence économique - Influence, Lobbying et médias sociaux (ILMS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Intelligence économique - Intelligence Stratégique, Analyse des Risques et Territoires (ISART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19" office:value-type="string">
            <text:p>M1&amp;2 Comptabilité, contrôle, audit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 Economie appliquée - Data Analyst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Economie appliquée - Data Analyst Expertise de l'emploi et des RH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Economie appliquée - Data Analyst Etudes de marché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Economie appliquée - Data Analyst Etudes pour l'aménagement et l'urbanisme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1&amp;2 Gestion des ressources humaines et mobilité internationale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Droit - Justice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15" office:value-type="string">
            <text:p>Management et droit des affaires immobilières</text:p>
          </table:table-cell>
          <table:table-cell table:style-name="ce6" office:value-type="string">
            <text:p>IUT Marne-la-Vallée</text:p>
          </table:table-cell>
          <table:table-cell table:style-name="ce6" office:value-type="string">
            <text:p>IUT Meau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Enseignement - Recherche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Enseignement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PRÉPA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Préparation à l'agrégation de Mathématiques - Propédeutique à la préparation concours interne agrégation mathématiques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Générale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1&amp;2 Lettres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Lettres - Lettres Modernes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1&amp;2 Lettres - Enseignement du 1er degré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Géographie et aménagement - Enseignement du 1er degré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Géographie et aménagement - Enseignement du 2nd degré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Histoire - Enseignement du 1er degré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Histoire - Enseignement du 2nd degré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L3 Sociologie - Métiers de l'enseignement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M1&amp;2 Métiers de l’enseignement, de l’éducation et de la formation (MEEF), 1er degré - Education à l'environnement et au développement durable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7" office:value-type="string">
            <text:p>M1&amp;2 Métiers de l’enseignement, de l’éducation et de la formation (MEEF), 2nd degré - Anglais ou espagnol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Métiers de l’enseignement, de l’éducation et de la formation (MEEF), 1er degré - Lettres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Métiers de l’enseignement, de l’éducation et de la formation (MEEF), 2nd degré - Lettres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Métiers de l’enseignement, de l’éducation et de la formation (MEEF), 2nd degré - Mathématiques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0" office:value-type="string">
            <text:p>M1&amp;2 Métiers de l’enseignement, de l’éducation et de la formation (MEEF), 1er degré - Histoire Géographie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0" office:value-type="string">
            <text:p>M1&amp;2 Métiers de l’enseignement, de l’éducation et de la formation (MEEF), 2nd degré - Histoire Géographie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M1&amp;2 Métiers de l’enseignement, de l’éducation et de la formation (MEEF), 1er degré - Education Physique et Sportive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M1&amp;2 Métiers de l’enseignement, de l’éducation et de la formation (MEEF), 2nd degré - Education Physique et Sportive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Recherche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Information géographique : analyse spatiale et télédétection 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Cartographie 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1 Arts, Lettres et Civilisations - Mondes anglophones. Discours, cultures, créations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2 Arts, Lettres et Civilisations - Mondes anglophones. Discours, cultures, créations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1 Arts, Lettres et Civilisations - Mondes hispanophones. Ecritures, cultures, créations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2 Arts, Lettres et Civilisations - Mondes hispanophones. Ecritures, cultures, créations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Mastère spécialisé ®️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Photogrammétrie, positionnement et mesures de déformations 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style-name="ce16" table:number-columns-repeated="3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Ingénieurs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Diplôme d’ingénieur en géomatique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Doctorat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Intitulé Formation</text:p>
          </table:table-cell>
          <table:table-cell table:style-name="ce22" office:value-type="string">
            <text:p>école </text:p>
          </table:table-cell>
          <table:table-cell table:style-name="ce22" office:value-type="string">
            <text:p>Bâtiment 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École doctorale Organisations, Marchés, Institutions</text:p>
          </table:table-cell>
          <table:table-cell table:style-name="ce32" office:value-type="string">
            <text:p>Comue UPE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École doctorale Organisations, Marchés, Institutions</text:p>
          </table:table-cell>
          <table:table-cell table:style-name="ce32" office:value-type="string">
            <text:p>Comue UPE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École doctorale Sciences de la Vie et de la Santé</text:p>
          </table:table-cell>
          <table:table-cell table:style-name="ce32" office:value-type="string">
            <text:p>Comue UPE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École doctorale Cultures et Sociétés</text:p>
          </table:table-cell>
          <table:table-cell table:style-name="ce32" office:value-type="string">
            <text:p>Comue UPE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École doctorale Santé Publique</text:p>
          </table:table-cell>
          <table:table-cell table:style-name="ce32" office:value-type="string">
            <text:p>Comue UPE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École doctorale Agriculture Alimentation Biologie Environnement Santé</text:p>
          </table:table-cell>
          <table:table-cell table:style-name="ce32" office:value-type="string">
            <text:p>Comue UPE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École doctorale Organisations, Marchés, Institutions</text:p>
          </table:table-cell>
          <table:table-cell table:style-name="ce32" office:value-type="string">
            <text:p>Comue UPE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École doctorale Organisations, Marchés, Institutions</text:p>
          </table:table-cell>
          <table:table-cell table:style-name="ce32" office:value-type="string">
            <text:p>Comue UPE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École doctorale Ville, Transports et Territoires</text:p>
          </table:table-cell>
          <table:table-cell table:style-name="ce32" office:value-type="string">
            <text:p>Comue UPE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École doctorale Sciences, Ingénierie et Environnement</text:p>
          </table:table-cell>
          <table:table-cell table:style-name="ce32" office:value-type="string">
            <text:p>Comue UPE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École doctorale Agriculture Alimentation Biologie Environnement Santé</text:p>
          </table:table-cell>
          <table:table-cell table:style-name="ce32" office:value-type="string">
            <text:p>Comue UPE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École doctorale Sciences, Ingénierie et Environnement</text:p>
          </table:table-cell>
          <table:table-cell table:style-name="ce32" office:value-type="string">
            <text:p>Comue UPE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École doctorale Ville, Transports et Territoires</text:p>
          </table:table-cell>
          <table:table-cell table:style-name="ce32" office:value-type="string">
            <text:p>Comue UPE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École doctorale Agriculture Alimentation Biologie Environnement Santé</text:p>
          </table:table-cell>
          <table:table-cell table:style-name="ce32" office:value-type="string">
            <text:p>Comue UPE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École doctorale Mathématiques et STIC</text:p>
          </table:table-cell>
          <table:table-cell table:style-name="ce32" office:value-type="string">
            <text:p>Comue UPE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École doctorale Culture et Sociétés</text:p>
          </table:table-cell>
          <table:table-cell table:style-name="ce32" office:value-type="string">
            <text:p>Comue UPE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École doctorale Mathématiques et STIC</text:p>
          </table:table-cell>
          <table:table-cell table:style-name="ce32" office:value-type="string">
            <text:p>Comue UPE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École doctorale Organisations, Marchés, Institutions</text:p>
          </table:table-cell>
          <table:table-cell table:style-name="ce32" office:value-type="string">
            <text:p>Comue UPE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École doctorale Cultures et Sociétés</text:p>
          </table:table-cell>
          <table:table-cell table:style-name="ce32" office:value-type="string">
            <text:p>Comue UPE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Énergie – Environnement - Qualité</text:p>
          </table:table-cell>
          <table:covered-table-cell table:number-columns-repeated="2" table:style-name="ce2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Énergie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DUT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Génie thermique et énergie</text:p>
          </table:table-cell>
          <table:table-cell table:style-name="ce6" office:value-type="string">
            <text:p>IUT Marne-la-vallée</text:p>
          </table:table-cell>
          <table:table-cell table:style-name="ce6" office:value-type="string">
            <text:p>IUT Cham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Gestion et maintenance des installations énergétiques </text:p>
          </table:table-cell>
          <table:table-cell table:style-name="ce6" office:value-type="string">
            <text:p>IUT Marne-la-vallée</text:p>
          </table:table-cell>
          <table:table-cell table:style-name="ce6" office:value-type="string">
            <text:p>IUT Champs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Performance énergétique environnementale des bâtiments</text:p>
          </table:table-cell>
          <table:table-cell table:style-name="ce6" office:value-type="string">
            <text:p>IUT Marne-la-vallée</text:p>
          </table:table-cell>
          <table:table-cell table:style-name="ce6" office:value-type="string">
            <text:p>IUT Champs</text:p>
          </table:table-cell>
          <table:table-cell table:number-columns-repeated="1021"/>
        </table:table-row>
        <table:table-row table:style-name="ro6">
          <table:table-cell table:style-name="ce17" office:value-type="string">
            <text:p>Vente de produits et services énergétiques</text:p>
          </table:table-cell>
          <table:table-cell table:style-name="ce7" office:value-type="string">
            <text:p>IUT Marne-la-Vallée</text:p>
          </table:table-cell>
          <table:table-cell table:style-name="ce7" office:value-type="string">
            <text:p>IUT Cham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Ingénieurs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Énergies renouvelables et efficacité énergétique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ère spécialisé ®️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Petroleum Data Management 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Environnement - Qualité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généra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ociologie - Métiers de la ville et de l'environnement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33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Géomatique et environnement </text:p>
          </table:table-cell>
          <table:table-cell office:value-type="string">
            <text:p>ENSG</text:p>
          </table:table-cell>
          <table:table-cell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Qualité, hygiène, sécurité,santé, environnement</text:p>
          </table:table-cell>
          <table:table-cell table:style-name="ce34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Maintenance et technologie : systèmes pluritechniques - Technologies et équipements du véhicule - TEV</text:p>
            <text:p>option Equipements électriques électroniques du véhicule (3EV)</text:p>
          </table:table-cell>
          <table:table-cell table:style-name="ce35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Métiers de la protection et de la gestion de l'environnement - Technicien spécialisé en dépollution des sites pollués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Qualité, Hygiène, Sécurité (QSE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Qualité, Hygiène, Sécurité - Qualité Maintenance Sûreté (QMS)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 Risques et environnement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Risques et environnement - Environnement et géomatériaux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 Risques et environnement - Géorisques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M2 Développement durable, management environnemental et géomatique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Ingénieurs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Énergies renouvelables et efficacité énergétique 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Gestion administrative - Transport - Logistique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Logistique et transport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anagement de la chaine du froid</text:p>
          </table:table-cell>
          <table:table-cell table:style-name="ce6" office:value-type="string">
            <text:p>IUT Marne-la-Vallée</text:p>
          </table:table-cell>
          <table:table-cell table:style-name="ce6" office:value-type="string">
            <text:p>IUT Champs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Transport, mobilités, réseaux - Transport, Mobilité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Hôtellerie - Restauration - Tourisme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Hôtellerie, restauration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Organisation et gestion des établissements hôteliers et de restauration - Restauration Collective et Commercial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Organisation et gestion des établissements hôteliers et de restauration - Management International de l'Hôtelleri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14"/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table:number-columns-spanned="3" table:number-rows-spanned="1">
            <text:p><text:s text:c="3"/>Tourisme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généra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angues Etrangères appliquées - Anglais-Espagnol - <text:s/>Tourisme ou Anglais-Allemand – Tourism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Guide conférencier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Métiers du Tourisme : commercialisation des produits touristiques - Nouvelles technologies de l'Information et de la Communication (NTIC)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étiers du Tourisme et des Loisirs - Management de casinos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ourisme et loisirs sportifs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 Tourism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Tourisme - Destination management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Tourisme - Luxury and hospitality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Tourisme - Meeting and event industry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Industries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Automobile 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Organisation, management des services de l'automobile - Après-vent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Organisation, management des services de l'automobile - Recyclage et valorisation des véhicules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Ingénieurs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Systèmes embarqués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Systèmes électroniques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3" office:value-type="string" table:number-columns-spanned="3" table:number-rows-spanned="1">
            <text:p><text:s text:c="3"/>Électronique 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Ingénieurs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Systèmes électroniques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Systèmes embarqués 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Electronique et Informatique (systèmes communicants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3"/>Maintenance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Maintenance des systèmes industriels, de production et d'énergie - Maintenance industrielle et sûreté des process</text:p>
          </table:table-cell>
          <table:table-cell table:style-name="ce36" office:value-type="string">
            <text:p>UPEM </text:p>
          </table:table-cell>
          <table:table-cell table:style-name="ce36" office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Maintenance et technologie : systèmes pluritechniques - Organisation et management des services maintenance engins, transports et équipements - OMSMETE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Maintenance et technologie : systèmes pluritechniques - Technologies et équipements du véhicule (TEV)</text:p>
            <text:p>option Carrosserie et revêtement des véhicules (CRV)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Maintenance et technologie : systèmes pluritechniques - Technologies et équipements du véhicule - TEV</text:p>
            <text:p>option Equipements électriques électroniques du véhicule (3EV)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Ingénieurs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aintenance et fiabilité des processus industriels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3" office:value-type="string" table:number-columns-spanned="3" table:number-rows-spanned="1">
            <text:p><text:s text:c="3"/>Mécanique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généra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Physique, chimie - Mécaniqu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 Mécanique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Mécanique - Modélisation et Simulation en Mécanique des Solides (MS2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Mécanique - Modélisation et simulation en Mécanique des fluides et transferts thermiques (MFT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Mécanique - Approches Multi Echelle pour les Matériaux et les Structures (AMMS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Ingénieurs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écaniqu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3"/>Verre, béton, céramique - Matériaux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 Sciences et génie des matériaux - Sciences et génie des matériaux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Sciences et génie des matériaux - Matériaux Avancés et Nanomatériaux (MAN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Sciences et génie des matériaux - Science des Matériaux pour la Construction Durable (SMCD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3"/>Génie Civil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DUT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Génie civil - Construction durable</text:p>
          </table:table-cell>
          <table:table-cell table:style-name="ce27" office:value-type="string">
            <text:p>IUT Marne-la-Vallée</text:p>
          </table:table-cell>
          <table:table-cell table:style-name="ce27" office:value-type="string">
            <text:p>IUT Cham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 Génie Civil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Génie Civil - Mécanique, Matériaux et Structures pour la Construction et les Transports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Génie Civil - Ingénierie de projet en Génie Civil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Génie Civil - Mécanique des sols, des roches et des ouvrages dans leur environnement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Ingénieurs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Génie civil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3" office:value-type="string" table:number-columns-spanned="3" table:number-rows-spanned="1">
            <text:p><text:s text:c="3"/>Génie insustriel - Génie urbain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généra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6">
          <table:table-cell table:style-name="ce13" office:value-type="string">
            <text:p>L1 Sciences pour l'ingénieur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13" office:value-type="string">
            <text:p>L2&amp;L3 Sciences pour l'ingénieur - Génie industriel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13" office:value-type="string">
            <text:p>L2&amp;L3 Sciences pour l'ingénieur - Génie urbain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13" office:value-type="string">
            <text:p>L2 Sciences pour l'ingénieur - Ingénierie des organisations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L3 Sciences pour l'ingénieur - Ingénierie des organisations option Efficacité Energétique en Génie Climatique (2EGC)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L3 Sciences pour l'ingénieur - Ingénierie des organisations option Assistant Management de Projet Industriel (AMPI)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L3 Sciences pour l'ingénieur - Ingénierie des organisations option Qualité Sécurité Environnement Développement Durable (QSE)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6">
          <table:table-cell table:style-name="ce13" office:value-type="string">
            <text:p>M1 Génie Industriel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13" office:value-type="string">
            <text:p>M2 Génie Industriel - Ingénierie de la Production et Conception de Produits (IPCP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13" office:value-type="string">
            <text:p>M2 Génie Industriel - Maintenance et Maitrise des Risques Industriels (MMRI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14"/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Ingénieurs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6">
          <table:table-cell table:style-name="ce13" office:value-type="string">
            <text:p>Filière Génie industriel 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6">
          <table:table-cell table:style-name="ce13" office:value-type="string">
            <text:p>Filière Génie industriel - supply chain et numérique en apprentissage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14"/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table:number-columns-spanned="3" table:number-rows-spanned="1">
            <text:p><text:s text:c="3"/>Physique - Chimie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généra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1&amp;2 Physique, chimie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Physique, chimie - Chimie et applications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1 à L3 Physique, chimie - Sciences physiques - anglais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 Chimie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Chimie - Chimie des Molécules Bioactives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Chimie - Analyse et Assurance Qualité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Chimie - Polymères Fonctionnels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Chimie - Physico-Chimie Moléculaire et Applications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Informatique - Internet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Informatique &amp; Réseaux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DUT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Informatique</text:p>
          </table:table-cell>
          <table:table-cell table:style-name="ce6" office:value-type="string">
            <text:p>IUT Marne-la-Vallée</text:p>
          </table:table-cell>
          <table:table-cell table:style-name="ce6" office:value-type="string">
            <text:p>IUT Champs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Licence généra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informatiqu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Réseaux Entreprises</text:p>
          </table:table-cell>
          <table:table-cell table:style-name="ce6" office:value-type="string">
            <text:p>IUT Marne-la-Vallée</text:p>
          </table:table-cell>
          <table:table-cell table:style-name="ce6" office:value-type="string">
            <text:p>IUT Cham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Qualité, Hygiène, Sécurité - Qualité Sécurité Informatique (QSI)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 Géomatiqu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Géomatique - Information Géographique: Analyse Spatiale et Télédétection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Géomatique - Technologies des Systèmes d'Information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 Informatiqu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Informatique - Informatique fondamentale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Informatique - Logiciels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Informatique - Sciences de l'image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Informatique - Systèmes et Services pour l'Internet des Objets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Ingénieurs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Datascience et intelligence artificielle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Informatiqu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3" office:value-type="string" table:number-columns-spanned="3" table:number-rows-spanned="1">
            <text:p><text:s text:c="4"/>Jeu vidéo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Ingénieurs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Informatique et applications 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Informatique et numérique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DUT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étiers du multimédia et de l'internet</text:p>
          </table:table-cell>
          <table:table-cell table:style-name="ce6" office:value-type="string">
            <text:p>IUT Marne-la-Vallée</text:p>
          </table:table-cell>
          <table:table-cell table:style-name="ce6" office:value-type="string">
            <text:p>IUT Champs et Meau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BTS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Géomètre-géomaticien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Licence professionnel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Conception, rédaction et réalisation web</text:p>
          </table:table-cell>
          <table:table-cell table:style-name="ce6" office:value-type="string">
            <text:p>IUT Marne-la-Vallée</text:p>
          </table:table-cell>
          <table:table-cell table:style-name="ce6" office:value-type="string">
            <text:p>IUT Champs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dministration de Réseaux Scéniques</text:p>
          </table:table-cell>
          <table:table-cell table:style-name="ce6" office:value-type="string">
            <text:p>IUT Marne-la-Vallée</text:p>
          </table:table-cell>
          <table:table-cell table:style-name="ce6" office:value-type="string">
            <text:p>IUT Champs</text:p>
          </table:table-cell>
          <table:table-cell table:number-columns-repeated="1021"/>
        </table:table-row>
        <table:table-row table:style-name="ro6">
          <table:table-cell table:style-name="ce6" office:value-type="string">
            <text:p><text:a xlink:href="http://iut.u-pem.fr/formations/licences-professionnelles/licences-professionnelles/licence-professionnelle-systemes-audiovisuels-numeriques/">Systèmes Audiovisuels Numériques</text:a></text:p>
          </table:table-cell>
          <table:table-cell table:style-name="ce6" office:value-type="string">
            <text:p>IUT Marne-la-Vallée</text:p>
          </table:table-cell>
          <table:table-cell table:style-name="ce6" office:value-type="string">
            <text:p>IUT Champs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Géomatique et environnement - parcours « imagerie 3D »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 Géomatique 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Technologies des systèmes d’information géographique 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Information géographique : analyse spatiale et télédétection 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Cartographie 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Sciences sociales - Cultures et métiers du web (CMW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Sciences sociales - Etudes numériques et innovation (Numi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Mastère spécialisé ®️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Photogrammétrie, positionnement et mesure de déformations 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Geo Business Intelligence 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Petroleum Data Management 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Ingénieurs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Informatique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Cybersécurité des systèmes d’information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Datascience et intelligence artificielle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Systèmes embarqués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Systèmes électroniques intelligents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Génie industriel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Biotechnologies et e-santé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Energie – Energies renouvelables et efficacité énergétique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Réseaux et sécurité en apprentissage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Informatique et applications en apprentissage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Systèmes embarqués en apprentissage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Génie industriel en apprentissage 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Diplôme d’ingénieur en géomatique</text:p>
          </table:table-cell>
          <table:table-cell table:number-columns-repeated="2" table:style-name="ce6" office:value-type="string">
            <text:p>ENS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Image, multimédia, audiovisuel et communication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Informatiqu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Relation client (accueil - relation client, commerce, vente)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Commerce, distribution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DUT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Techniques de commercialisation</text:p>
          </table:table-cell>
          <table:table-cell table:style-name="ce7" office:value-type="string">
            <text:p>CFA Descartes</text:p>
            <text:p>IUT Marne-la-Vallée</text:p>
          </table:table-cell>
          <table:table-cell table:style-name="ce7" office:value-type="string">
            <text:p>CFA Descartes</text:p>
            <text:p>IUT Meaux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29" table:number-columns-repeated="2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Licence généra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Langues Etrangères appliquées - Affaires et commerce Anglais/allemend ou Anglais/espagnol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/>
          <table:table-cell table:style-name="ce29" table:number-columns-repeated="2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Licence professionnel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Management du point de vente - Commerce et services</text:p>
          </table:table-cell>
          <table:table-cell table:style-name="ce7" office:value-type="string">
            <text:p>CFA Descartes</text:p>
            <text:p>IUT Marne-la-Vallée</text:p>
          </table:table-cell>
          <table:table-cell table:style-name="ce7" office:value-type="string">
            <text:p>CFA Descartes</text:p>
            <text:p>IUT Meaux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anagement du point de vente - Commerce alimentaire</text:p>
          </table:table-cell>
          <table:table-cell table:style-name="ce6" office:value-type="string">
            <text:p>IUT Marne-la-Vallée</text:p>
          </table:table-cell>
          <table:table-cell table:style-name="ce6" office:value-type="string">
            <text:p>IUT Champs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Responsable développement de projet</text:p>
          </table:table-cell>
          <table:table-cell table:style-name="ce7" office:value-type="string">
            <text:p>CFA Descartes</text:p>
            <text:p>IUT Marne-la-Vallée</text:p>
          </table:table-cell>
          <table:table-cell table:style-name="ce7" office:value-type="string">
            <text:p>CFA Descartes</text:p>
            <text:p>IUT Champs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Responsable du développement commercial</text:p>
          </table:table-cell>
          <table:table-cell table:style-name="ce7" office:value-type="string">
            <text:p>CFA Descartes</text:p>
            <text:p>IUT Marne-la-Vallée</text:p>
          </table:table-cell>
          <table:table-cell table:style-name="ce7" office:value-type="string">
            <text:p>CFA Descartes</text:p>
            <text:p>IUT Champs et Meaux</text:p>
          </table:table-cell>
          <table:table-cell table:number-columns-repeated="1021"/>
        </table:table-row>
        <table:table-row table:style-name="ro6">
          <table:table-cell table:style-name="ce17" office:value-type="string">
            <text:p>Vente de produits et services énergétiques</text:p>
          </table:table-cell>
          <table:table-cell table:style-name="ce7" office:value-type="string">
            <text:p>IUT Marne-la-Vallée</text:p>
          </table:table-cell>
          <table:table-cell table:style-name="ce7" office:value-type="string">
            <text:p>IUT Champs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Gestion des achats et des approvisionnements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Organisation, management des services de l'automobile - Après-vente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étiers du commerce international - Anglais/allemand ou anglais/chinois ou anglais/espagnol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M1&amp;2 Langues Etrangères appliquées - Commerce international </text:p>
            <text:p>Anglais/Allemand ou Anglais/espagnol ou Anglais/chinois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Marketing, publicité 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Marketing, vente - Innovation Design et Luxe (IDL)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Marketing, vente - Marketing et Management des Services (MMS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Santé - Social – Sport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Médical 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Philosophie - Éthique médicale et hospitalière appliquée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Philosophie - Humanités médicales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Ingénieurs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Filière Biotechnologies et e-santé</text:p>
          </table:table-cell>
          <table:table-cell table:style-name="ce6" office:value-type="string">
            <text:p>ESIEE PARIS</text:p>
          </table:table-cell>
          <table:table-cell table:style-name="ce6" office:value-type="string">
            <text:p>ESIEE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3" office:value-type="string" table:number-columns-spanned="3" table:number-rows-spanned="1">
            <text:p><text:s text:c="4"/>Paramédical 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Ostéopathe</text:p>
          </table:table-cell>
          <table:covered-table-cell table:number-columns-repeated="2" table:style-name="ce1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Diplôme d’Ostéopathe</text:p>
          </table:table-cell>
          <table:table-cell table:style-name="ce6" office:value-type="string">
            <text:p>ESO Paris</text:p>
          </table:table-cell>
          <table:table-cell table:style-name="ce6" office:value-type="string">
            <text:p>ES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Social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généra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Sociologie - Métiers du social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Gestion des structures sanitaires et sociales - Management des structures sanitaires et médico-sociales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Gestion des Organisations de l'Economie Sociale et Solidaire - Gestion des Organisations de l'Economie Sociale et Solidair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 Economie Sociale et Solidaire - Santé, Protection et Economie Sociales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Economie Sociale et Solidaire - Ingénierie de la Protection Sociale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Economie Sociale et Solidaire - Insertion et Entrepreneuriat Sociale et Solidaire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Economie Sociale et Solidaire - Santé et médico-Social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Sciences sociales - Conduite du changement, compétences et organisation (Macor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<text:s text:c="4"/>Sport</text:p>
          </table:table-cell>
          <table:covered-table-cell table:number-columns-repeated="2"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généra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1&amp;2 STAPS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STAPS - Education et motricité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STAPS - Management du sport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nimation, gestion et organisation des activités physiques et sportives - Activités Aquatiques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anté, vieillissement et activités physiques adaptées - Santé, vieillissement et activités physiques adaptées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ourisme et loisirs sportifs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STAPS : Management du sport - Management des organisations sportives (MOS)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Sciences sociales - Sport et sciences sociales 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1" office:value-type="string" table:number-columns-spanned="3" table:number-rows-spanned="1">
            <text:p>Management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généra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Economie et gestion - Management, ingénierie des services et patrimoines immobiliers (MIPI) </text:p>
          </table:table-cell>
          <table:table-cell table:style-name="ce37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L3 Economie et gestion - Management, Ingénierie des services et technologies de l'Information et de la Communication (MITIC) </text:p>
          </table:table-cell>
          <table:table-cell table:style-name="ce38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Economie et gestion - Management international </text:p>
          </table:table-cell>
          <table:table-cell table:style-name="ce38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Economie et gestion - Management commercial et de la relation client</text:p>
          </table:table-cell>
          <table:table-cell table:style-name="ce38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Licence professionnel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Management du point de vente - Commerce et services</text:p>
          </table:table-cell>
          <table:table-cell table:style-name="ce7" office:value-type="string">
            <text:p>CFA Descartes</text:p>
            <text:p>IUT Marne-la-Vallée</text:p>
          </table:table-cell>
          <table:table-cell table:style-name="ce7" office:value-type="string">
            <text:p>CFA Descartes</text:p>
            <text:p>IUT Meaux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Management du point de vente - Commerce et alimentaire</text:p>
          </table:table-cell>
          <table:table-cell table:style-name="ce7" office:value-type="string">
            <text:p>IUT Marne-la-Vallée</text:p>
          </table:table-cell>
          <table:table-cell table:style-name="ce7" office:value-type="string">
            <text:p>IUT Champs 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Responsable développement de projet</text:p>
          </table:table-cell>
          <table:table-cell table:style-name="ce7" office:value-type="string">
            <text:p>CFA Descartes</text:p>
            <text:p>IUT Marne-la-Vallée</text:p>
          </table:table-cell>
          <table:table-cell table:style-name="ce7" office:value-type="string">
            <text:p>CFA Descartes</text:p>
            <text:p>IUT Champs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Responsable du développement commercial</text:p>
          </table:table-cell>
          <table:table-cell table:style-name="ce7" office:value-type="string">
            <text:p>CFA Descartes</text:p>
            <text:p>IUT Marne-la-Vallée</text:p>
          </table:table-cell>
          <table:table-cell table:style-name="ce7" office:value-type="string">
            <text:p>CFA Descartes</text:p>
            <text:p>IUT Champs et Meaux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Management opérationel des entreprises (MOE)</text:p>
          </table:table-cell>
          <table:table-cell table:style-name="ce7" office:value-type="string">
            <text:p>CFA Descartes</text:p>
            <text:p>IUT Marne-la-Vallée</text:p>
          </table:table-cell>
          <table:table-cell table:style-name="ce7" office:value-type="string">
            <text:p>CFA Descartes</text:p>
            <text:p>IUT Champs et Meaux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anagement et droit des affaires immobilières</text:p>
          </table:table-cell>
          <table:table-cell table:style-name="ce6" office:value-type="string">
            <text:p>IUT Marne-la-Vallée</text:p>
          </table:table-cell>
          <table:table-cell table:style-name="ce6" office:value-type="string">
            <text:p>IUT Meaux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Gestion des structures sanitaires et sociales - Management des structures sanitaires et médico-sociales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étiers du design - Management de Projets en Communication et Industries Graphiques</text:p>
          </table:table-cell>
          <table:table-cell table:style-name="ce6" office:value-type="string">
            <text:p>UPEM </text:p>
          </table:table-cell>
          <table:table-cell table:style-name="ce6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6">
          <table:table-cell table:style-name="ce7" office:value-type="string">
            <text:p>M1&amp;2 Management de l'Innovation - Management, Innovation de services et Patrimoines Immobiliers (MIPI)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M1&amp;2 Management de l'Innovation - Management, Innovation de services et Technologies de I'Information et de la Communication (MITIC)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Management - Gestion des organisations scolaires, GEDOS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Management - Gestion des centres de formation d’apprentis, (GESCFA)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Management - Gestion des entreprises sociales et solidaires, GESS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STAPS : Management du sport - Management des organisations sportives (MOS)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" office:value-type="string" table:number-columns-spanned="3" table:number-rows-spanned="1">
            <text:p>Mathématiques – Statistiques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généra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1&amp;2 Mathématiques - Mathématiqueset informatique - Prépa Jean Moulin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L1 à L3 Mathématiques et informatique appliquées aux sciences humaines et sociales - Mathématiques appliquées et sciences sociales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professionnel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étiers du décisionnel et de la statistique - Décision et traitement de l'information (data-mining)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 Mathématiques et applications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Mathématiques et applications - Analyse et applications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Mathématiques et applications - Probabilités et Statistiques des nouvelles données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SHS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Licence générale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1&amp;2 Géographie et aménagement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Géographie et aménagement - Géographie sociale et culturelle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Géographie et aménagement - Etudes urbaines <text:s/>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1 à L3 Histoire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Histoire - Histoire, ville et culture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1 à L3 Sociologie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Sociologie - Métiers de l'entreprise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Sociologie - Métiers de la ville et de l'environnement <text:s/>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3 Sociologie - Métiers du social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Master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Intitulé Formation</text:p>
          </table:table-cell>
          <table:table-cell table:style-name="ce5" office:value-type="string">
            <text:p>école </text:p>
          </table:table-cell>
          <table:table-cell table:style-name="ce5" office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2 Histoire - Ville, pouvoirs et sociétés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1&amp;2 Science politique - Métiers du politique </text:p>
          </table:table-cell>
          <table:table-cell table:style-name="ce17" office:value-type="string">
            <text:p>UPEM </text:p>
          </table:table-cell>
          <table:table-cell table:style-name="ce17" office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Compagnons du devoir et du tour de France</text:p>
          </table:table-cell>
          <table:covered-table-cell table:number-columns-repeated="2" table:style-name="ce2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'Association ouvrière des Compagnons du Devoir et du Tour de France ne délivre pas de diplômes.</text:p>
          </table:table-cell>
          <table:table-cell table:number-columns-repeated="1023"/>
        </table:table-row>
        <table:table-row table:style-name="ro1">
          <table:table-cell table:style-name="ce24" office:value-type="string">
            <text:p>Elle offre la possibilité d'entreprendre une formation initiale de 15 à 25 ans.</text:p>
          </table:table-cell>
          <table:table-cell table:number-columns-repeated="1023"/>
        </table:table-row>
        <table:table-row table:style-name="ro1">
          <table:table-cell office:value-type="string">
            <text:p>Au-delà de 25 ans, les formations initiales ci-dessus sont accessibles en formation continu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CAP pour les métiers de :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7">
          <table:table-cell table:style-name="ce6" office:value-type="string">
            <text:p>- boulanger</text:p>
          </table:table-cell>
          <table:table-cell table:style-name="ce39" office:value-type="string" table:number-columns-spanned="1" table:number-rows-spanned="11">
            <text:p>Compagnons du devoir et du tour de France</text:p>
          </table:table-cell>
          <table:table-cell table:style-name="ce39" office:value-type="string" table:number-columns-spanned="1" table:number-rows-spanned="11">
            <text:p>Compagnons du devoir et du tour de Franc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- carreleur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6" office:value-type="string">
            <text:p>- carrossier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6" office:value-type="string">
            <text:p>- charpentier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6" office:value-type="string">
            <text:p>- chaudronnier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6" office:value-type="string">
            <text:p>- cordonnier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6" office:value-type="string">
            <text:p>- couvreur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6" office:value-type="string">
            <text:p>- ébéniste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6" office:value-type="string">
            <text:p>- maçon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6" office:value-type="string">
            <text:p>- maroquinier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6" office:value-type="string">
            <text:p>- menuisier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6" office:value-type="string">
            <text:p>- métallier</text:p>
          </table:table-cell>
          <table:table-cell table:style-name="ce39" office:value-type="string" table:number-columns-spanned="1" table:number-rows-spanned="10">
            <text:p>Compagnons du devoir et du tour de France</text:p>
          </table:table-cell>
          <table:table-cell table:style-name="ce39" office:value-type="string" table:number-columns-spanned="1" table:number-rows-spanned="10">
            <text:p>Compagnons du devoir et du tour de Franc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- pâtissier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6" office:value-type="string">
            <text:p>- peintre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6" office:value-type="string">
            <text:p>- plâtrier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6" office:value-type="string">
            <text:p>- plombier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6" office:value-type="string">
            <text:p>- sellier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6" office:value-type="string">
            <text:p>- solier</text:p>
          </table:table-cell>
          <table:covered-table-cell table:number-columns-repeated="2" table:style-name="ce39"/>
          <table:table-cell table:number-columns-repeated="1021"/>
        </table:table-row>
        <table:table-row table:style-name="ro7">
          <table:table-cell table:style-name="ce6" office:value-type="string">
            <text:p>- tailleur de pierre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6" office:value-type="string">
            <text:p>- tapissier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6" office:value-type="string">
            <text:p>- tonnelier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BAC PRO pour les métiers de : </text:p>
          </table:table-cell>
          <table:covered-table-cell table:number-columns-repeated="2" table:style-name="ce1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7">
          <table:table-cell table:style-name="ce17" office:value-type="string">
            <text:p>- carrossier</text:p>
          </table:table-cell>
          <table:table-cell table:style-name="ce39" office:value-type="string" table:number-columns-spanned="1" table:number-rows-spanned="6">
            <text:p>Compagnons du devoir et du tour de France</text:p>
          </table:table-cell>
          <table:table-cell table:style-name="ce39" office:value-type="string" table:number-columns-spanned="1" table:number-rows-spanned="6">
            <text:p>Compagnons du devoir et du tour de France</text:p>
          </table:table-cell>
          <table:table-cell table:number-columns-repeated="1021"/>
        </table:table-row>
        <table:table-row table:style-name="ro1">
          <table:table-cell table:style-name="ce17" office:value-type="string">
            <text:p>- chaudronnier</text:p>
          </table:table-cell>
          <table:covered-table-cell table:number-columns-repeated="2" table:style-name="ce40"/>
          <table:table-cell table:number-columns-repeated="1021"/>
        </table:table-row>
        <table:table-row table:style-name="ro1">
          <table:table-cell table:style-name="ce17" office:value-type="string">
            <text:p>- électrotechnicien</text:p>
          </table:table-cell>
          <table:covered-table-cell table:number-columns-repeated="2" table:style-name="ce40"/>
          <table:table-cell table:number-columns-repeated="1021"/>
        </table:table-row>
        <table:table-row table:style-name="ro1">
          <table:table-cell table:style-name="ce17" office:value-type="string">
            <text:p>- mécanicien</text:p>
          </table:table-cell>
          <table:covered-table-cell table:number-columns-repeated="2" table:style-name="ce40"/>
          <table:table-cell table:number-columns-repeated="1021"/>
        </table:table-row>
        <table:table-row table:style-name="ro1">
          <table:table-cell table:style-name="ce17" office:value-type="string">
            <text:p>- mécanicien de précision</text:p>
          </table:table-cell>
          <table:covered-table-cell table:number-columns-repeated="2" table:style-name="ce40"/>
          <table:table-cell table:number-columns-repeated="1021"/>
        </table:table-row>
        <table:table-row table:style-name="ro1">
          <table:table-cell table:style-name="ce17" office:value-type="string">
            <text:p>- plombier</text:p>
          </table:table-cell>
          <table:covered-table-cell table:number-columns-repeated="2" table:style-name="ce41"/>
          <table:table-cell table:number-columns-repeated="1021"/>
        </table:table-row>
        <table:table-row table:style-name="ro1" table:number-rows-repeated="10476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Feuil1.$A$1" table:cell-range-address="$Feuil1.$A$1:.$C$939" table:range-usable-as="print-range"/>
          <table:named-range table:name="_xlnm._FilterDatabase" table:base-cell-address="$Feuil1.$A$1" table:cell-range-address="$Feuil1.$A$1:.$C$1"/>
        </table:named-expressions>
      </table:table>
      <table:named-expressions/>
      <table:database-ranges>
        <table:database-range table:name="__Anonymous_Sheet_DB__0" table:target-range-address="Feuil1.A1:Feuil1.C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 (Corps)_x0000_" svg:font-family="'Calibri (Corps)_x0000_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6P0" style:volatile="true" number:language="fr" number:country="FR"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fr" number:country="FR">
      <number:number number:decimal-places="0" number:min-integer-digits="1" number:grouping="true"/>
      <number:text> € </number:text>
    </number:number-style>
    <number:number-style style:name="N8129P1" style:volatile="true" number:language="fr" number:country="FR">
      <number:number number:decimal-places="0" number:min-integer-digits="1" number:grouping="true"/>
      <number:text> € </number:text>
    </number:number-style>
    <number:number-style style:name="N8129P2" style:volatile="true" number:language="fr" number:country="FR">
      <number:text>- € </number:text>
    </number:number-style>
    <number:text-style style:name="N8129" number:language="fr" number:country="F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fr" number:country="FR">
      <number:number number:decimal-places="2" number:min-integer-digits="1" number:grouping="true"/>
      <number:text>    </number:text>
    </number:number-style>
    <number:number-style style:name="N8132P1" style:volatile="true" number:language="fr" number:country="FR">
      <number:number number:decimal-places="2" number:min-integer-digits="1" number:grouping="true"/>
      <number:text>    </number:text>
    </number:number-style>
    <number:number-style style:name="N8132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2" number:language="fr" number:country="FR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5P0" style:volatile="true" number:language="fr" number:country="FR">
      <number:number number:decimal-places="2" number:min-integer-digits="1" number:grouping="true"/>
      <number:text> € </number:text>
    </number:number-style>
    <number:number-style style:name="N8135P1" style:volatile="true" number:language="fr" number:country="FR">
      <number:number number:decimal-places="2" number:min-integer-digits="1" number:grouping="true"/>
      <number:text> € </number:text>
    </number:number-style>
    <number:number-style style:name="N8135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2pt" style:font-name-asian="Noto Sans CJK SC Regular" style:font-size-asian="12pt" style:font-name-complex="Lohit Devanaga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0.801cm" fo:margin-left="0.6cm" fo:margin-right="0.6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01cm" fo:margin-left="0cm" fo:margin-right="0cm" fo:margin-top="0.607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 (Corps)_x0000_" fo:font-size="14pt" fo:font-style="normal" fo:text-shadow="none" style:text-underline-style="none" fo:font-weight="normal" style:font-size-asian="14pt" style:font-style-asian="normal" style:font-weight-asian="normal" style:font-name-complex="Calibri (Corps)_x0000_" style:font-size-complex="14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3">23/03/2019</text:date>, <text:time>19:0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 Microsoft Office</meta:initial-creator>
    <meta:print-date>2019-01-31T12:30:41</meta:print-date>
    <meta:creation-date>2019-01-24T09:21:09</meta:creation-date>
    <dc:date>2019-03-23T19:03:16.86</dc:date>
    <meta:generator>OpenOffice/4.1.3$Win32 OpenOffice.org_project/413m1$Build-9783</meta:generator>
    <meta:editing-duration>PT1H54M17S</meta:editing-duration>
    <meta:editing-cycles>2</meta:editing-cycles>
    <dc:creator>Hugo De Paulis</dc:creator>
    <meta:document-statistic meta:table-count="1" meta:cell-count="155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